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4cm" svg:height="1cm" svg:x="9.3cm" svg:y="1.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8.3cm" svg:height="1.9cm" svg:x="7.587cm" svg:y="16.4cm">
          <text:p text:style-name="P1">PUT Please enter </text:p>
          <text:p text:style-name="P1">a numb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8.3cm" svg:height="1.9cm" svg:x="6.8cm" svg:y="19.001cm">
          <text:p text:style-name="P1">GET Numb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" draw:id="id2" draw:layer="layout" svg:width="3.4cm" svg:height="1cm" svg:x="8.8cm" svg:y="2.7cm">
          <text:p text:style-name="P1">Total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4cm" svg:height="1cm" svg:x="8.8cm" svg:y="4.3cm">
          <text:p text:style-name="P1">Number = 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5cm" svg:y1="2.1cm" svg:x2="10.5cm" svg:y2="2.7cm" draw:start-shape="id1" draw:start-glue-point="6" draw:end-shape="id2" draw:end-glue-point="4" svg:d="M10500 2100v600" svg:viewBox="0 0 1 601">
          <text:p/>
        </draw:connector>
        <draw:connector draw:style-name="gr2" draw:text-style-name="P1" draw:layer="layout" svg:x1="10.5cm" svg:y1="3.7cm" svg:x2="10.5cm" svg:y2="4.3cm" draw:start-shape="id2" draw:start-glue-point="6" draw:end-shape="id3" draw:end-glue-point="4" svg:d="M10500 3700v600" svg:viewBox="0 0 1 601">
          <text:p/>
        </draw:connector>
        <draw:custom-shape draw:style-name="gr3" draw:text-style-name="P1" draw:layer="layout" svg:width="6.8cm" svg:height="3.9cm" svg:x="5.7cm" svg:y="8.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12:45:08.715000000</meta:creation-date>
    <dc:date>2014-10-21T13:00:52.952000000</dc:date>
    <meta:editing-duration>PT4M30S</meta:editing-duration>
    <meta:editing-cycles>2</meta:editing-cycles>
    <meta:generator>LibreOffice/4.2.5.2$Windows_x86 LibreOffice_project/61cb170a04bb1f12e77c884eab9192be736ec5f5</meta:generator>
    <meta:document-statistic meta:object-count="8"/>
  </office:meta>
</office:document-meta>
</file>